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Ariel Rollins</text:p>
      <text:p text:style-name="P2"/>
      <text:p text:style-name="P3">Well, firstly in subject matters that I am unsure of, I will take initiative to first do research, then I will challenge AI to test and confirm my newfound subject knowledge. Personally, I try to avoid using AI in situations where I would have to humanize it, i.e., simulating therapy sessions, asking invasive questions about people, etc. With all my new findings of knowledge, I will test what I gather with AI to make sure I am retaining knowledge. One major guardrail that I will follow with AI is only using it as a tool and not a means to make a final decision. AI can be used as a powerful tool, but I personally draw the line past that engagement with it. To me, I AI is nothing more than a helpful tool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Aptos Display" style:font-name-asian="Times New Roman" style:font-name-complex="Times New Roman" fo:text-transform="uppercase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Aptos Display" style:font-name-asian="Times New Roman" style:font-name-complex="Times New Roman" fo:text-transform="uppercase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 fo:line-height="100%"/>
      <style:text-properties style:font-name="Aptos Display" style:font-name-asian="Times New Roman" style:font-name-complex="Times New Roman" fo:font-variant="small-caps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text-transform="uppercas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font-style="italic" style:font-style-asian="italic" style:font-style-complex="italic" fo:text-transform="uppercas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text-transform="uppercase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text-transform="uppercase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Times New Roman" fo:font-variant="small-caps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Times New Roman" fo:text-transform="uppercase"/>
    </style:style>
    <style:style style:name="Heading5Char" style:display-name="Heading 5 Char" style:family="text" style:parent-style-name="DefaultParagraphFont">
      <style:text-properties style:font-name="Aptos Display" style:font-name-asian="Times New Roman" style:font-name-complex="Times New Roman" fo:font-style="italic" style:font-style-asian="italic" style:font-style-complex="italic" fo:text-transform="uppercase"/>
    </style:style>
    <style:style style:name="Heading6Char" style:display-name="Heading 6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asian="Times New Roman" style:font-name-complex="Times New Roman" fo:text-transform="uppercase" fo:color="#404040" fo:letter-spacing="-0.0069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style:font-name="Aptos Display" style:font-name-asian="Times New Roman" style:font-name-complex="Times New Roman" fo:font-variant="small-caps" fo:color="#595959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 Display" style:font-name-asian="Times New Roman" style:font-name-complex="Times New Roman" fo:font-variant="small-caps" fo:color="#595959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margin-top="0.1111in" fo:line-height="100%" fo:margin-left="0.5in" fo:margin-right="0.5in">
        <style:tab-stops/>
      </style:paragraph-properties>
      <style:text-properties style:font-name="Aptos Display" style:font-name-asian="Times New Roman" style:font-name-complex="Times New Roman" fo:font-size="12.5pt" style:font-size-asian="12.5pt" style:font-size-complex="12.5pt" fo:hyphenate="false"/>
    </style:style>
    <style:style style:name="QuoteChar" style:display-name="Quote Char" style:family="text" style:parent-style-name="DefaultParagraphFont">
      <style:text-properties style:font-name="Aptos Display" style:font-name-asian="Times New Roman" style:font-name-complex="Times New Roman" fo:font-size="12.5pt" style:font-size-asian="12.5pt" style:font-size-complex="12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1944in" fo:margin-bottom="0.1944in" fo:line-height="100%" fo:margin-left="0.75in" fo:margin-right="0.75in">
        <style:tab-stops/>
      </style:paragraph-properties>
      <style:text-properties fo:color="#404040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fo:color="#404040" fo:font-size="16pt" style:font-size-asian="16pt" style:font-size-complex="16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48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01T19:11:00Z</meta:creation-date>
    <dc:date>2026-04-01T19:17:00Z</dc:date>
    <meta:template xlink:href="Normal" xlink:type="simple"/>
    <meta:editing-cycles>3</meta:editing-cycles>
    <meta:editing-duration>PT540S</meta:editing-duration>
    <meta:document-statistic meta:page-count="1" meta:paragraph-count="9" meta:word-count="104" meta:character-count="721" meta:row-count="13" meta:non-whitespace-character-count="626"/>
  </office:meta>
</office:document-meta>
</file>